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617c" officeooo:paragraph-rsid="000d617c"/>
    </style:style>
    <style:style style:name="P2" style:family="paragraph" style:parent-style-name="Standard">
      <style:paragraph-properties fo:text-align="start" style:justify-single-word="false"/>
      <style:text-properties officeooo:paragraph-rsid="000d617c"/>
    </style:style>
    <style:style style:name="P3" style:family="paragraph" style:parent-style-name="Standard">
      <style:paragraph-properties fo:text-align="start" style:justify-single-word="false"/>
      <style:text-properties officeooo:rsid="00180df8" officeooo:paragraph-rsid="00180df8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80df8" officeooo:paragraph-rsid="00180df8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80df8" officeooo:paragraph-rsid="001a5bc3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97970" officeooo:paragraph-rsid="00197970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1a5bc3" officeooo:paragraph-rsid="001a5bc3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c4949" officeooo:paragraph-rsid="001c4949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ddaf9" officeooo:paragraph-rsid="001ddaf9"/>
    </style:style>
    <style:style style:name="T1" style:family="text">
      <style:text-properties officeooo:rsid="000d617c"/>
    </style:style>
    <style:style style:name="T2" style:family="text">
      <style:text-properties officeooo:rsid="00197970"/>
    </style:style>
    <style:style style:name="T3" style:family="text">
      <style:text-properties officeooo:rsid="001a5bc3"/>
    </style:style>
    <style:style style:name="T4" style:family="text">
      <style:text-properties officeooo:rsid="001ddaf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"h</text:p>
      <text:p text:style-name="P1"/>
      <text:p text:style-name="P2"><text:span text:style-name="T1">"space invaders" 2d computer game programing scheame:</text:span></text:p>
      <text:p text:style-name="P2"/>
      <text:p text:style-name="P3">phase1 is a simple "shoot map" game:</text:p>
      <text:p text:style-name="P3"/>
      <text:list xml:id="list2340944283" text:style-name="L3">
        <text:list-item>
          <text:p text:style-name="P4">"space" background picture</text:p>
          <text:list>
            <text:list-item>
              <text:p text:style-name="P4">class: <text:span text:style-name="T2">background</text:span></text:p>
            </text:list-item>
            <text:list-item>
              <text:p text:style-name="P6">init (size, picture)</text:p>
            </text:list-item>
            <text:list-item>
              <text:p text:style-name="P6">libs: pygame.display</text:p>
            </text:list-item>
          </text:list>
        </text:list-item>
        <text:list-item>
          <text:p text:style-name="P5">spaceship able to move left/right only, <text:span text:style-name="T3">and </text:span>shooting aliens</text:p>
          <text:list>
            <text:list-item>
              <text:p text:style-name="P6">class: spaceship</text:p>
              <text:list>
                <text:list-item>
                  <text:p text:style-name="P6">init</text:p>
                </text:list-item>
                <text:list-item>
                  <text:p text:style-name="P6">display ship</text:p>
                </text:list-item>
                <text:list-item>
                  <text:p text:style-name="P6">move ship</text:p>
                </text:list-item>
                <text:list-item>
                  <text:p text:style-name="P6">shoot</text:p>
                </text:list-item>
                <text:list-item>
                  <text:p text:style-name="P6">collide</text:p>
                </text:list-item>
                <text:list-item>
                  <text:p text:style-name="P6">libs:pygame.display/Rect/move_ip/blit/clamp_ip</text:p>
                </text:list-item>
              </text:list>
            </text:list-item>
          </text:list>
        </text:list-item>
        <text:list-item>
          <text:p text:style-name="P5">aliens moving left/right by themselves <text:span text:style-name="T3">and </text:span>shoot back</text:p>
          <text:list>
            <text:list-item>
              <text:p text:style-name="P6">class: alien</text:p>
              <text:list>
                <text:list-item>
                  <text:p text:style-name="P6">init</text:p>
                </text:list-item>
                <text:list-item>
                  <text:p text:style-name="P6">display alien</text:p>
                </text:list-item>
                <text:list-item>
                  <text:p text:style-name="P7">collide</text:p>
                </text:list-item>
                <text:list-item>
                  <text:p text:style-name="P9">shoot</text:p>
                </text:list-item>
                <text:list-item>
                  <text:p text:style-name="P7">libs: <text:span text:style-name="T2">pygame.display/Rect/move_ip/blit/clamp_ip</text:span></text:p>
                </text:list-item>
              </text:list>
            </text:list-item>
          </text:list>
        </text:list-item>
        <text:list-item>
          <text:p text:style-name="P8">group of aliens</text:p>
          <text:list>
            <text:list-item>
              <text:p text:style-name="P8">multipule objects of same kind working independently</text:p>
              <text:list>
                <text:list-item>
                  <text:p text:style-name="P8">class aliens(alien)</text:p>
                </text:list-item>
              </text:list>
            </text:list-item>
          </text:list>
        </text:list-item>
        <text:list-item>
          <text:p text:style-name="P4">score counter at the top corner</text:p>
          <text:list>
            <text:list-item>
              <text:p text:style-name="P8">class: score</text:p>
              <text:list>
                <text:list-item>
                  <text:p text:style-name="P8">init</text:p>
                </text:list-item>
                <text:list-item>
                  <text:p text:style-name="P8">score display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6:32:37.312735674</meta:creation-date>
    <dc:date>2022-06-23T20:03:10.807167823</dc:date>
    <meta:editing-duration>PT47S</meta:editing-duration>
    <meta:editing-cycles>1</meta:editing-cycles>
    <meta:document-statistic meta:table-count="0" meta:image-count="0" meta:object-count="0" meta:page-count="1" meta:paragraph-count="29" meta:word-count="110" meta:character-count="647" meta:non-whitespace-character-count="591"/>
    <meta:generator>LibreOffice/7.3.2.2$Linux_X86_64 LibreOffice_project/30$Build-2</meta:generator>
  </office:meta>
</office:document-meta>
</file>